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Inter1" svg:font-family="Inter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Title">
      <style:paragraph-properties fo:line-height="200%"/>
      <style:text-properties officeooo:rsid="00152e1d" officeooo:paragraph-rsid="00152e1d"/>
    </style:style>
    <style:style style:name="P2" style:family="paragraph" style:parent-style-name="Subtitle">
      <style:paragraph-properties fo:line-height="200%"/>
      <style:text-properties officeooo:rsid="00152e1d" officeooo:paragraph-rsid="00152e1d"/>
    </style:style>
    <style:style style:name="P3" style:family="paragraph" style:parent-style-name="Standard" style:list-style-name="L1">
      <style:paragraph-properties fo:line-height="200%"/>
      <style:text-properties officeooo:rsid="0013cb67" officeooo:paragraph-rsid="0013cb67"/>
    </style:style>
    <style:style style:name="P4" style:family="paragraph" style:parent-style-name="Standard" style:list-style-name="L1">
      <style:paragraph-properties fo:line-height="200%"/>
      <style:text-properties fo:font-weight="normal" officeooo:rsid="00210bb3" officeooo:paragraph-rsid="00210bb3" style:font-weight-asian="normal" style:font-weight-complex="normal"/>
    </style:style>
    <style:style style:name="P5" style:family="paragraph" style:parent-style-name="Standard" style:list-style-name="L1">
      <style:paragraph-properties fo:line-height="200%"/>
      <style:text-properties fo:font-weight="normal" officeooo:rsid="002193d7" officeooo:paragraph-rsid="002255e7" style:font-weight-asian="normal" style:font-weight-complex="normal"/>
    </style:style>
    <style:style style:name="P6" style:family="paragraph" style:parent-style-name="Standard" style:list-style-name="L1">
      <style:paragraph-properties fo:line-height="200%"/>
      <style:text-properties fo:font-weight="normal" officeooo:rsid="002255e7" officeooo:paragraph-rsid="002255e7" style:font-weight-asian="normal" style:font-weight-complex="normal"/>
    </style:style>
    <style:style style:name="P7" style:family="paragraph" style:parent-style-name="Standard" style:list-style-name="L1">
      <style:paragraph-properties fo:line-height="200%"/>
      <style:text-properties style:font-name="Inter1" fo:font-weight="normal" officeooo:rsid="0023cf22" officeooo:paragraph-rsid="0023cf22" style:font-weight-asian="normal" style:font-weight-complex="normal"/>
    </style:style>
    <style:style style:name="P8" style:family="paragraph" style:parent-style-name="Standard" style:list-style-name="L1">
      <style:paragraph-properties fo:line-height="200%"/>
      <style:text-properties style:font-name="Inter1" fo:font-weight="normal" officeooo:rsid="00245a77" officeooo:paragraph-rsid="00245a77" style:font-weight-asian="normal" style:font-weight-complex="normal"/>
    </style:style>
    <style:style style:name="P9" style:family="paragraph" style:parent-style-name="Standard" style:list-style-name="L1">
      <style:paragraph-properties fo:line-height="200%"/>
      <style:text-properties style:font-name="Inter1" fo:font-weight="normal" officeooo:rsid="0025e798" officeooo:paragraph-rsid="0027686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f2d" style:font-weight-asian="bold" style:font-weight-complex="bold"/>
    </style:style>
    <style:style style:name="T3" style:family="text">
      <style:text-properties fo:font-weight="bold" officeooo:rsid="0023cf2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e1f1" style:font-weight-asian="normal" style:font-weight-complex="normal"/>
    </style:style>
    <style:style style:name="T6" style:family="text">
      <style:text-properties officeooo:rsid="001c87a8"/>
    </style:style>
    <style:style style:name="T7" style:family="text">
      <style:text-properties style:font-name="Ubuntu Mono"/>
    </style:style>
    <style:style style:name="T8" style:family="text">
      <style:text-properties style:font-name="Ubuntu Mono" fo:font-weight="normal" fo:background-color="#dddddd" loext:char-shading-value="0" style:font-weight-asian="normal" style:font-weight-complex="normal"/>
    </style:style>
    <style:style style:name="T9" style:family="text">
      <style:text-properties style:font-name="Ubuntu Mono" fo:background-color="#dddddd" loext:char-shading-value="0"/>
    </style:style>
    <style:style style:name="T10" style:family="text">
      <style:text-properties style:font-name="Ubuntu Mono" fo:background-color="#dddddd" loext:char-shading-value="0"/>
    </style:style>
    <style:style style:name="T11" style:family="text">
      <style:text-properties style:font-name="Ubuntu Mono" officeooo:rsid="0025acc5" fo:background-color="#dddddd" loext:char-shading-value="0"/>
    </style:style>
    <style:style style:name="T12" style:family="text">
      <style:text-properties style:font-name="Ubuntu Mono" officeooo:rsid="00276866" fo:background-color="#dddddd" loext:char-shading-value="0"/>
    </style:style>
    <style:style style:name="T13" style:family="text">
      <style:text-properties style:font-name="Ubuntu Mono" officeooo:rsid="002255e7"/>
    </style:style>
    <style:style style:name="T14" style:family="text">
      <style:text-properties style:font-name="Ubuntu Mono" fo:font-weight="bold" style:font-weight-asian="bold" style:font-weight-complex="bold"/>
    </style:style>
    <style:style style:name="T15" style:family="text">
      <style:text-properties style:font-name="Ubuntu Mono" fo:background-color="transparent" loext:char-shading-value="0"/>
    </style:style>
    <style:style style:name="T16" style:family="text">
      <style:text-properties style:font-name="Inter1"/>
    </style:style>
    <style:style style:name="T17" style:family="text">
      <style:text-properties style:font-name="Inter1" officeooo:rsid="002255e7"/>
    </style:style>
    <style:style style:name="T18" style:family="text">
      <style:text-properties officeooo:rsid="002255e7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45a77" fo:background-color="transparent" loext:char-shading-value="0"/>
    </style:style>
    <style:style style:name="T21" style:family="text">
      <style:text-properties officeooo:rsid="0025ac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ce Detection from Text</text:p>
      <text:p text:style-name="P2">Installation Manual</text:p>
      <text:list xml:id="list3412920695" text:style-name="L1">
        <text:list-item>
          <text:p text:style-name="P3">Make sure you’ve <text:span text:style-name="T1">git, </text:span><text:span text:style-name="T3">npm/yarn</text:span><text:span text:style-name="T1"> </text:span><text:span text:style-name="T5">and</text:span><text:span text:style-name="T4"> </text:span><text:span text:style-name="T2">Python 3.8</text:span> <text:span text:style-name="T6">ready </text:span>on your machine.</text:p>
        </text:list-item>
        <text:list-item>
          <text:p text:style-name="P3">Open a terminal window and execute<text:line-break/><text:span text:style-name="T8">git clone </text:span><text:a xlink:type="simple" xlink:href="https://github.com/nishavak/stance-detection-from-text.git" text:style-name="Internet_20_link" text:visited-style-name="Visited_20_Internet_20_Link"><text:span text:style-name="T8">https://github.com/nishavak/stance-detection-from-text.git</text:span></text:a></text:p>
        </text:list-item>
        <text:list-item>
          <text:p text:style-name="P6">Change current working directory to the cloned directory.</text:p>
        </text:list-item>
        <text:list-item>
          <text:p text:style-name="P6">(Optional) Use a virtual environment to better manage the dependencies.</text:p>
        </text:list-item>
        <text:list-item>
          <text:p text:style-name="P4">Install the <text:span text:style-name="T18">necessary </text:span>python packages <text:span text:style-name="T18">to run the application </text:span>using the command<text:line-break/><text:span text:style-name="T10">pip install -r requirements.txt</text:span></text:p>
        </text:list-item>
        <text:list-item>
          <text:p text:style-name="P5">Create a <text:span text:style-name="T14">.env</text:span> environment file with <text:span text:style-name="T10">REACT_APP_API=&lt;your_python_api_endpoint&gt;</text:span><text:span text:style-name="T7"> </text:span><text:span text:style-name="T16">entry. <text:line-break/></text:span><text:span text:style-name="T17">For instance, </text:span><text:span text:style-name="T7">REACT_APP_API=</text:span><text:span text:style-name="T13">http://localhost:8000/api/</text:span></text:p>
        </text:list-item>
        <text:list-item>
          <text:p text:style-name="P7">Execute <text:span text:style-name="T10">npm install &amp;&amp; npm run build</text:span> or <text:span text:style-name="T10">yarn &amp;&amp; yarn build</text:span><text:span text:style-name="T15"> </text:span><text:span text:style-name="T19">depending on the Node.js package manager you’re using </text:span><text:span text:style-name="T20">to create a production build of the React frontend</text:span><text:span text:style-name="T19">.</text:span></text:p>
        </text:list-item>
        <text:list-item>
          <text:p text:style-name="P8">Download saved models from the <text:a xlink:type="simple" xlink:href="https://drive.google.com/drive/folders/1W9TBGOuHJ7aGu0VNjd3DwXqmJfU07fmx?usp=sharing" text:style-name="Internet_20_link" text:visited-style-name="Visited_20_Internet_20_Link">link</text:a> and save them in a folder named <text:span text:style-name="T1">models</text:span> inside <text:span text:style-name="T1">api</text:span> directory. <text:span text:style-name="T21">Make sure you have downloaded all the files mentioned in the </text:span><text:span text:style-name="T11">models_list.txt</text:span></text:p>
        </text:list-item>
        <text:list-item>
          <text:p text:style-name="P9">Make Django migrations and create a super user to view feedbacks submitted by users as an admin by executing commands <text:line-break/><text:span text:style-name="T12">python m</text:span><text:span text:style-name="T10">anage.py makemigrations<text:line-break/></text:span><text:soft-page-break/><text:span text:style-name="T12">python </text:span><text:span text:style-name="T10">manage.py migrate<text:line-break/></text:span><text:span text:style-name="T12">python </text:span><text:span text:style-name="T10">manage.py createsuperuser</text:span></text:p>
        </text:list-item>
        <text:list-item>
          <text:p text:style-name="P9">Finally, run your server, <text:span text:style-name="T12">python </text:span><text:span text:style-name="T10">manage.py runserver</text:span> to check if everything works perfectl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Inter1" svg:font-family="Inter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nter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Inter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Inter" fo:font-family="Inter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Inter" fo:font-family="Inter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Inter" fo:font-family="Inter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nter" fo:font-family="Inter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shavak Naik</meta:initial-creator>
    <meta:creation-date>2022-04-23T11:18:52.087938050</meta:creation-date>
    <dc:date>2022-04-23T20:48:17.113386669</dc:date>
    <dc:creator>Nishavak Naik</dc:creator>
    <meta:editing-duration>PT49M23S</meta:editing-duration>
    <meta:editing-cycles>18</meta:editing-cycles>
    <meta:generator>LibreOffice/7.3.2.2$Linux_X86_64 LibreOffice_project/30$Build-2</meta:generator>
    <meta:document-statistic meta:table-count="0" meta:image-count="0" meta:object-count="0" meta:page-count="2" meta:paragraph-count="12" meta:word-count="182" meta:character-count="1251" meta:non-whitespace-character-count="1089"/>
  </office:meta>
</office:document-meta>
</file>